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Estánd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Footer">
      <style:text-properties fo:color="#2a6099"/>
    </style:style>
    <style:style style:name="P4" style:family="paragraph" style:parent-style-name="Header">
      <style:paragraph-properties fo:text-align="justify" style:justify-single-word="false"/>
      <style:text-properties fo:color="#383d3c"/>
    </style:style>
    <style:style style:name="P5" style:family="paragraph" style:parent-style-name="Heading_20_2">
      <style:paragraph-properties fo:text-align="justify" style:justify-single-word="false"/>
    </style:style>
    <style:style style:name="P6" style:family="paragraph" style:parent-style-name="Heading_20_2">
      <style:paragraph-properties fo:text-align="justify" style:justify-single-word="false"/>
      <style:text-properties fo:color="#2a6099"/>
    </style:style>
    <style:style style:name="P7" style:family="paragraph" style:parent-style-name="Standard">
      <style:paragraph-properties fo:text-align="justify" style:justify-single-word="false"/>
      <style:text-properties officeooo:rsid="001fae76" officeooo:paragraph-rsid="001fae76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</style:style>
    <style:style style:name="T1" style:family="text">
      <style:text-properties officeooo:rsid="001fae76"/>
    </style:style>
    <style:style style:name="T2" style:family="text">
      <style:text-properties fo:color="#355269"/>
    </style:style>
    <style:style style:name="T3" style:family="text">
      <style:text-properties fo:color="#355269" officeooo:rsid="001fae76"/>
    </style:style>
    <style:style style:name="T4" style:family="text">
      <style:text-properties fo:color="#2a6099"/>
    </style:style>
    <style:style style:name="T5" style:family="text">
      <style:text-properties fo:color="#2a6099" officeooo:rsid="001fae7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2"><text:a xlink:type="simple" xlink:href="#__RefHeading___Toc828_2810971330" text:style-name="Index_20_Link" text:visited-style-name="Index_20_Link">1. Contexto. Explicar en qué contexto se ha recolectado la información. Expliquepor qué el sitio web elegido proporciona dicha información.<text:tab/>2</text:a></text:p>
          <text:p text:style-name="P2"><text:a xlink:type="simple" xlink:href="#__RefHeading___Toc830_2810971330" text:style-name="Index_20_Link" text:visited-style-name="Index_20_Link">2. Definir un título para el dataset. Elegir un título que sea descriptivo.<text:tab/>2</text:a></text:p>
          <text:p text:style-name="P2"><text:a xlink:type="simple" xlink:href="#__RefHeading___Toc877_2810971330" text:style-name="Index_20_Link" text:visited-style-name="Index_20_Link">3. Descripción del dataset. Desarrollar una descripción breve del conjunto de datos que se ha extraído (es necesario que esta descripción tenga sentido con el título Elegido).<text:tab/>2</text:a></text:p>
          <text:p text:style-name="P2"><text:a xlink:type="simple" xlink:href="#__RefHeading___Toc879_2810971330" text:style-name="Index_20_Link" text:visited-style-name="Index_20_Link">4. Representación gráfica. Presentar una imagen o esquema que identifique el dataset visualmente.<text:tab/>2</text:a></text:p>
          <text:p text:style-name="P2"><text:a xlink:type="simple" xlink:href="#__RefHeading___Toc881_2810971330" text:style-name="Index_20_Link" text:visited-style-name="Index_20_Link">5. Contenido. Explicar los campos que incluye el dataset, el periodo de tiempo deos datos y cómo se ha recogido.<text:tab/>2</text:a></text:p>
          <text:p text:style-name="P2"><text:a xlink:type="simple" xlink:href="#__RefHeading___Toc883_2810971330" text:style-name="Index_20_Link" text:visited-style-name="Index_20_Link">6. Agradecimientos. Presentar al propietario del conjunto de datos. Es necesario incluir citas de investigación o análisis anteriores (si los hay).<text:tab/>2</text:a></text:p>
          <text:p text:style-name="P2"><text:a xlink:type="simple" xlink:href="#__RefHeading___Toc885_2810971330" text:style-name="Index_20_Link" text:visited-style-name="Index_20_Link">7. Inspiración. Explique por qué es interesante este conjunto de datos y qué preguntas se pretenden responder.<text:tab/>2</text:a></text:p>
          <text:p text:style-name="P2"><text:a xlink:type="simple" xlink:href="#__RefHeading___Toc887_2810971330" text:style-name="Index_20_Link" text:visited-style-name="Index_20_Link">8. Licencia. Seleccione una de estas licencias para su dataset y explique el motivo de su selección:<text:tab/>3</text:a></text:p>
          <text:p text:style-name="P2"><text:a xlink:type="simple" xlink:href="#__RefHeading___Toc889_2810971330" text:style-name="Index_20_Link" text:visited-style-name="Index_20_Link">9. Código. Adjuntar el código con el que se ha generado el dataset, preferiblemente en Python o, alternativamente, en R.<text:tab/>3</text:a></text:p>
          <text:p text:style-name="P2"><text:a xlink:type="simple" xlink:href="#__RefHeading___Toc891_2810971330" text:style-name="Index_20_Link" text:visited-style-name="Index_20_Link">10. Dataset. Publicación del dataset en formato CSV en Zenodo (obtención del DOI) con una breve descripción.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Footer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" text:outline-level="2"><text:bookmark-start text:name="__RefHeading___Toc828_2810971330"/><text:soft-page-break/><text:span text:style-name="T5">1. </text:span><text:span text:style-name="T4">Contexto. Explicar en qué contexto se ha recolectado la información. Expliquepor qué el sitio web elegido proporciona dicha información.</text:span><text:bookmark-end text:name="__RefHeading___Toc828_2810971330"/></text:h>
      <text:p text:style-name="P8"/>
      <text:h text:style-name="P6" text:outline-level="2"/>
      <text:h text:style-name="P6" text:outline-level="2"/>
      <text:h text:style-name="P6" text:outline-level="2"><text:bookmark-start text:name="__RefHeading___Toc830_2810971330"/>2. Definir un título para el dataset. Elegir un título que sea descriptivo.<text:bookmark-end text:name="__RefHeading___Toc830_2810971330"/></text:h>
      <text:p text:style-name="P9"/>
      <text:p text:style-name="P9"/>
      <text:h text:style-name="P6" text:outline-level="2"/>
      <text:h text:style-name="P6" text:outline-level="2"/>
      <text:h text:style-name="P6" text:outline-level="2"><text:bookmark-start text:name="__RefHeading___Toc877_2810971330"/>3. Descripción del dataset. Desarrollar una descripción breve del conjunto de datos que se ha extraído (es necesario que esta descripción tenga sentido con el título Elegido).<text:bookmark-end text:name="__RefHeading___Toc877_2810971330"/></text:h>
      <text:p text:style-name="P9"><text:span text:style-name="T4"/></text:p>
      <text:h text:style-name="P6" text:outline-level="2"><text:bookmark-start text:name="__RefHeading___Toc879_2810971330"/>4. Representación gráfica. Presentar una imagen o esquema que identifique el dataset visualmente.<text:bookmark-end text:name="__RefHeading___Toc879_2810971330"/></text:h>
      <text:h text:style-name="P6" text:outline-level="2"><text:bookmark-start text:name="__RefHeading___Toc881_2810971330"/>5. Contenido. Explicar los campos que incluye el dataset, el periodo de tiempo deos datos y cómo se ha recogido.<text:bookmark-end text:name="__RefHeading___Toc881_2810971330"/></text:h>
      <text:h text:style-name="P6" text:outline-level="2"><text:bookmark-start text:name="__RefHeading___Toc883_2810971330"/>6. Agradecimientos. Presentar al propietario del conjunto de datos. Es necesario incluir citas de investigación o análisis anteriores (si los hay).<text:bookmark-end text:name="__RefHeading___Toc883_2810971330"/></text:h>
      <text:h text:style-name="P6" text:outline-level="2"><text:bookmark-start text:name="__RefHeading___Toc885_2810971330"/>7. Inspiración. Explique por qué es interesante este conjunto de datos y qué preguntas se pretenden responder.<text:bookmark-end text:name="__RefHeading___Toc885_2810971330"/></text:h>
      <text:p text:style-name="P9"><text:span text:style-name="T4"/></text:p>
      <text:h text:style-name="P6" text:outline-level="2"><text:bookmark-start text:name="__RefHeading___Toc887_2810971330"/><text:soft-page-break/>8. Licencia. Seleccione una de estas licencias para su dataset y explique el motivo de su selección:<text:bookmark-end text:name="__RefHeading___Toc887_2810971330"/></text:h>
      <text:p text:style-name="P7"/>
      <text:h text:style-name="P6" text:outline-level="2"><text:bookmark-start text:name="__RefHeading___Toc889_2810971330"/>9. Código. Adjuntar el código con el que se ha generado el dataset, preferiblemente en Python o, alternativamente, en R.<text:bookmark-end text:name="__RefHeading___Toc889_2810971330"/></text:h>
      <text:h text:style-name="P6" text:outline-level="2"><text:bookmark-start text:name="__RefHeading___Toc891_2810971330"/>10. Dataset. Publicación del dataset en formato CSV en Zenodo (obtención del DOI) con una breve descripción.<text:bookmark-end text:name="__RefHeading___Toc891_2810971330"/></text:h>
      <text:p text:style-name="P8"/>
      <text:p text:style-name="P8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Estánd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style-name="Estándar" style:font-family-generic="roman" style:font-pitch="variable" fo:font-size="14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style-name="Estándar" style:font-family-generic="roman" style:font-pitch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2a6099"/>
    </style:style>
    <style:style style:name="MT1" style:family="text">
      <style:text-properties fo:color="#2a6099" officeooo:rsid="001fae76"/>
    </style:style>
    <style:style style:name="MT2" style:family="text">
      <style:text-properties fo:color="#2a6099"/>
    </style:style>
    <style:style style:name="MT3" style:family="text">
      <style:text-properties officeooo:rsid="001fae7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Práctica 1 </text:span><text:span text:style-name="MT2">M2.851 - Tipología y ciclo de vida de los datos</text:span> </text:p>
      </style:header>
      <style:footer>
        <text:p text:style-name="MP1"><text:span text:style-name="MT3">Página 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19:10:45.752791464</meta:creation-date>
    <dc:date>2020-11-08T19:42:25.549855838</dc:date>
    <meta:editing-duration>PT28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3" meta:paragraph-count="23" meta:word-count="395" meta:character-count="2459" meta:non-whitespace-character-count="2086"/>
  </office:meta>
</office:document-meta>
</file>